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2.909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37cm"/>
    </style:style>
    <style:style style:name="ro1" style:family="table-row">
      <style:table-row-properties style:row-height="0.603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ta1" style:family="table" style:master-page-name="PageStyle_5f_TOOLPANEL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OOLPA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nl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gl</text:p>
          </table:table-cell>
          <table:table-cell table:style-name="ce2" table:number-columns-repeated="1017"/>
        </table:table-row>
        <table:table-row table:style-name="ro2">
          <table:table-cell office:value-type="string">
            <text:p>errors</text:p>
          </table:table-cell>
          <table:table-cell office:value-type="string">
            <text:p>Errors</text:p>
          </table:table-cell>
          <table:table-cell office:value-type="string">
            <text:p>Errores</text:p>
          </table:table-cell>
          <table:table-cell office:value-type="string">
            <text:p>Fouten</text:p>
          </table:table-cell>
          <table:table-cell office:value-type="string">
            <text:p>Erreurs</text:p>
          </table:table-cell>
          <table:table-cell office:value-type="string">
            <text:p>Λάθη</text:p>
          </table:table-cell>
          <table:table-cell office:value-type="string">
            <text:p>Erros</text:p>
          </table:table-cell>
          <table:table-cell table:number-columns-repeated="1017"/>
        </table:table-row>
        <table:table-row table:style-name="ro2">
          <table:table-cell office:value-type="string">
            <text:p>warnings</text:p>
          </table:table-cell>
          <table:table-cell office:value-type="string">
            <text:p>Warnings</text:p>
          </table:table-cell>
          <table:table-cell office:value-type="string">
            <text:p>Avisos</text:p>
          </table:table-cell>
          <table:table-cell office:value-type="string">
            <text:p>Waarschuwingen</text:p>
          </table:table-cell>
          <table:table-cell office:value-type="string">
            <text:p>Avertissements</text:p>
          </table:table-cell>
          <table:table-cell office:value-type="string">
            <text:p>Ειδοποιήσεις</text:p>
          </table:table-cell>
          <table:table-cell office:value-type="string">
            <text:p>Advertencias</text:p>
          </table:table-cell>
          <table:table-cell table:number-columns-repeated="1017"/>
        </table:table-row>
        <table:table-row table:style-name="ro2">
          <table:table-cell office:value-type="string">
            <text:p>issue</text:p>
          </table:table-cell>
          <table:table-cell office:value-type="string">
            <text:p>Issue</text:p>
          </table:table-cell>
          <table:table-cell office:value-type="string">
            <text:p>Cuestión</text:p>
          </table:table-cell>
          <table:table-cell office:value-type="string">
            <text:p>Probleem</text:p>
          </table:table-cell>
          <table:table-cell office:value-type="string">
            <text:p>Probléme</text:p>
          </table:table-cell>
          <table:table-cell office:value-type="string">
            <text:p>Θέμα</text:p>
          </table:table-cell>
          <table:table-cell office:value-type="string">
            <text:p>Incidencia</text:p>
          </table:table-cell>
          <table:table-cell table:number-columns-repeated="1017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Description</text:p>
          </table:table-cell>
          <table:table-cell office:value-type="string">
            <text:p>Descripción</text:p>
          </table:table-cell>
          <table:table-cell office:value-type="string">
            <text:p>Uitleg</text:p>
          </table:table-cell>
          <table:table-cell office:value-type="string">
            <text:p>Description</text:p>
          </table:table-cell>
          <table:table-cell office:value-type="string">
            <text:p>Περιγραφή</text:p>
          </table:table-cell>
          <table:table-cell office:value-type="string">
            <text:p>Descrición</text:p>
          </table:table-cell>
          <table:table-cell table:number-columns-repeated="1017"/>
        </table:table-row>
        <table:table-row table:style-name="ro2">
          <table:table-cell office:value-type="string">
            <text:p>suggestions</text:p>
          </table:table-cell>
          <table:table-cell office:value-type="string">
            <text:p>Suggestions</text:p>
          </table:table-cell>
          <table:table-cell office:value-type="string">
            <text:p>Sugerencias</text:p>
          </table:table-cell>
          <table:table-cell office:value-type="string">
            <text:p>Suggesties</text:p>
          </table:table-cell>
          <table:table-cell office:value-type="string">
            <text:p>Suggestions</text:p>
          </table:table-cell>
          <table:table-cell office:value-type="string">
            <text:p>Προτάσεις</text:p>
          </table:table-cell>
          <table:table-cell office:value-type="string">
            <text:p>Suxestións</text:p>
          </table:table-cell>
          <table:table-cell table:number-columns-repeated="1017"/>
        </table:table-row>
        <table:table-row table:style-name="ro2">
          <table:table-cell office:value-type="string">
            <text:p>clear</text:p>
          </table:table-cell>
          <table:table-cell office:value-type="string">
            <text:p>Clear</text:p>
          </table:table-cell>
          <table:table-cell office:value-type="string">
            <text:p>Borrar </text:p>
          </table:table-cell>
          <table:table-cell office:value-type="string">
            <text:p>Alles wissen</text:p>
          </table:table-cell>
          <table:table-cell office:value-type="string">
            <text:p>Effacer tout</text:p>
          </table:table-cell>
          <table:table-cell office:value-type="string">
            <text:p>Καθαρό</text:p>
          </table:table-cell>
          <table:table-cell office:value-type="string">
            <text:p>Limpar</text:p>
          </table:table-cell>
          <table:table-cell table:number-columns-repeated="1017"/>
        </table:table-row>
        <table:table-row table:style-name="ro2">
          <table:table-cell office:value-type="string">
            <text:p>ignore</text:p>
          </table:table-cell>
          <table:table-cell office:value-type="string">
            <text:p>Ignore</text:p>
          </table:table-cell>
          <table:table-cell office:value-type="string">
            <text:p>Ignorar</text:p>
          </table:table-cell>
          <table:table-cell office:value-type="string">
            <text:p>Negeer</text:p>
          </table:table-cell>
          <table:table-cell office:value-type="string">
            <text:p>Ignorer</text:p>
          </table:table-cell>
          <table:table-cell office:value-type="string">
            <text:p>Αγνοώ</text:p>
          </table:table-cell>
          <table:table-cell office:value-type="string">
            <text:p>Ignorar</text:p>
          </table:table-cell>
          <table:table-cell table:number-columns-repeated="1017"/>
        </table:table-row>
        <table:table-row table:style-name="ro2">
          <table:table-cell office:value-type="string">
            <text:p>ignoreAll</text:p>
          </table:table-cell>
          <table:table-cell office:value-type="string">
            <text:p>Ignore all</text:p>
          </table:table-cell>
          <table:table-cell office:value-type="string">
            <text:p>Ignorar todo</text:p>
          </table:table-cell>
          <table:table-cell office:value-type="string">
            <text:p>Negeer allemaal</text:p>
          </table:table-cell>
          <table:table-cell office:value-type="string">
            <text:p>Ignorer tout</text:p>
          </table:table-cell>
          <table:table-cell office:value-type="string">
            <text:p>Αγνοώ τα πάντα</text:p>
          </table:table-cell>
          <table:table-cell office:value-type="string">
            <text:p>Ignorar todo</text:p>
          </table:table-cell>
          <table:table-cell table:number-columns-repeated="1017"/>
        </table:table-row>
        <table:table-row table:style-name="ro2">
          <table:table-cell office:value-type="string">
            <text:p>repair</text:p>
          </table:table-cell>
          <table:table-cell office:value-type="string">
            <text:p>Repair</text:p>
          </table:table-cell>
          <table:table-cell office:value-type="string">
            <text:p>Reparar</text:p>
          </table:table-cell>
          <table:table-cell office:value-type="string">
            <text:p>Herstel</text:p>
          </table:table-cell>
          <table:table-cell office:value-type="string">
            <text:p>Corriger</text:p>
          </table:table-cell>
          <table:table-cell office:value-type="string">
            <text:p>Επιδιορθώνω</text:p>
          </table:table-cell>
          <table:table-cell office:value-type="string">
            <text:p>Arranxar</text:p>
          </table:table-cell>
          <table:table-cell table:number-columns-repeated="1017"/>
        </table:table-row>
        <table:table-row table:style-name="ro2">
          <table:table-cell office:value-type="string">
            <text:p>repairAll</text:p>
          </table:table-cell>
          <table:table-cell office:value-type="string">
            <text:p>Repair all</text:p>
          </table:table-cell>
          <table:table-cell office:value-type="string">
            <text:p>Reparar todo</text:p>
          </table:table-cell>
          <table:table-cell office:value-type="string">
            <text:p>Herstel allemaal</text:p>
          </table:table-cell>
          <table:table-cell office:value-type="string">
            <text:p>Corriger tout</text:p>
          </table:table-cell>
          <table:table-cell office:value-type="string">
            <text:p>Επιδιορθώνω τα πάντα</text:p>
          </table:table-cell>
          <table:table-cell office:value-type="string">
            <text:p>Arranxar todo</text:p>
          </table:table-cell>
          <table:table-cell table:number-columns-repeated="1017"/>
        </table:table-row>
        <table:table-row table:style-name="ro2">
          <table:table-cell office:value-type="string">
            <text:p>recheck</text:p>
          </table:table-cell>
          <table:table-cell office:value-type="string">
            <text:p>Check</text:p>
          </table:table-cell>
          <table:table-cell office:value-type="string">
            <text:p>Revisar</text:p>
          </table:table-cell>
          <table:table-cell office:value-type="string">
            <text:p>Controleer</text:p>
          </table:table-cell>
          <table:table-cell office:value-type="string">
            <text:p>Évaluer</text:p>
          </table:table-cell>
          <table:table-cell office:value-type="string">
            <text:p>Ξαναελέγχω</text:p>
          </table:table-cell>
          <table:table-cell office:value-type="string">
            <text:p>Revisar</text:p>
          </table:table-cell>
          <table:table-cell table:number-columns-repeated="1017"/>
        </table:table-row>
        <table:table-row table:style-name="ro2">
          <table:table-cell office:value-type="string">
            <text:p>moreHelp</text:p>
          </table:table-cell>
          <table:table-cell office:value-type="string">
            <text:p>More help</text:p>
          </table:table-cell>
          <table:table-cell office:value-type="string">
            <text:p>Más ayuda</text:p>
          </table:table-cell>
          <table:table-cell office:value-type="string">
            <text:p>Meer hulp</text:p>
          </table:table-cell>
          <table:table-cell office:value-type="string">
            <text:p>Plus d'info</text:p>
          </table:table-cell>
          <table:table-cell office:value-type="string">
            <text:p>Περισσότερη βοήθεια</text:p>
          </table:table-cell>
          <table:table-cell office:value-type="string">
            <text:p>Máis axuda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number:text>(€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  <number:text> </number:text>
    </number:number-style>
    <number:number-style style:name="N114">
      <number:text>(€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  <number:text> </number:text>
    </number:number-style>
    <number:number-style style:name="N127P1" style:volatile="true">
      <number:text> € (</number:text>
      <number:number number:decimal-places="0" number:min-integer-digits="1" number:grouping="true"/>
      <number:text>)</number:text>
    </number:number-style>
    <number:number-style style:name="N127P2" style:volatile="true">
      <number:text> €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2" number:min-integer-digits="1" number:grouping="true"/>
      <number:text> </number:text>
    </number:number-style>
    <number:number-style style:name="N135P1" style:volatile="true">
      <number:text> € (</number:text>
      <number:number number:decimal-places="2" number:min-integer-digits="1" number:grouping="true"/>
      <number:text>)</number:text>
    </number:number-style>
    <number:number-style style:name="N135P2" style:volatile="true">
      <number:text> €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  <number:text> </number:text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  <number:text> </number:text>
    </number:number-style>
    <number:number-style style:name="N142"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text>€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5P0" style:volatile="true">
      <number:text> € </number:text>
      <number:number number:decimal-places="0" number:min-integer-digits="1" number:grouping="true"/>
      <number:text> </number:text>
    </number:number-style>
    <number:number-style style:name="N145P1" style:volatile="true">
      <number:text> € </number:text>
      <number:number number:decimal-places="0" number:min-integer-digits="1" number:grouping="true"/>
      <number:text>-</number:text>
    </number:number-style>
    <number:number-style style:name="N145P2" style:volatile="true">
      <number:text> €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number number:decimal-places="0" number:min-integer-digits="1" number:grouping="true"/>
      <number:text>-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 € </number:text>
      <number:number number:decimal-places="2" number:min-integer-digits="1" number:grouping="true"/>
      <number:text>-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number number:decimal-places="2" number:min-integer-digits="1" number:grouping="true"/>
      <number:text>-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€</number:text>
      <number:number number:decimal-places="0" number:min-integer-digits="1" number:grouping="true"/>
      <number:text> </number:text>
    </number:number-style>
    <number:number-style style:name="N153">
      <number:text>(€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€</number:text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€</number:text>
      <number:number number:decimal-places="2" number:min-integer-digits="1" number:grouping="true"/>
      <number:text> </number:text>
    </number:number-style>
    <number:number-style style:name="N156">
      <number:text>(€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€</number:text>
      <number:number number:decimal-places="2" number:min-integer-digits="1" number:grouping="true"/>
      <number:text> </number:text>
    </number:number-style>
    <number:number-style style:name="N157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€</number:text>
      <number:number number:decimal-places="0" number:min-integer-digits="1" number:grouping="true"/>
      <number:text> </number:text>
    </number:number-style>
    <number:number-style style:name="N161P1" style:volatile="true">
      <number:text> €(</number:text>
      <number:number number:decimal-places="0" number:min-integer-digits="1" number:grouping="true"/>
      <number:text>)</number:text>
    </number:number-style>
    <number:number-style style:name="N161P2" style:volatile="true">
      <number:text> €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€</number:text>
      <number:number number:decimal-places="2" number:min-integer-digits="1" number:grouping="true"/>
      <number:text> </number:text>
    </number:number-style>
    <number:number-style style:name="N165P1" style:volatile="true">
      <number:text> €(</number:text>
      <number:number number:decimal-places="2" number:min-integer-digits="1" number:grouping="true"/>
      <number:text>)</number:text>
    </number:number-style>
    <number:number-style style:name="N165P2" style:volatile="true">
      <number:text> €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€</number:text>
    </number:number-style>
    <number:number-style style:name="N167">
      <number:text>-</number:text>
      <number:number number:decimal-places="0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€</number:text>
    </number:number-style>
    <number:number-style style:name="N170">
      <number:text>-</number:text>
      <number:number number:decimal-places="2" number:min-integer-digits="1" number:grouping="true"/>
      <number:text> €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€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€ </number:text>
    </number:number-style>
    <number:number-style style:name="N175P1" style:volatile="true">
      <number:text>-</number:text>
      <number:number number:decimal-places="0" number:min-integer-digits="1" number:grouping="true"/>
      <number:text> € </number:text>
    </number:number-style>
    <number:number-style style:name="N175P2" style:volatile="true">
      <number:text> -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</number:text>
    </number:number-style>
    <number:number-style style:name="N179P1" style:volatile="true">
      <number:text>-</number:text>
      <number:number number:decimal-places="0" number:min-integer-digits="1" number:grouping="true"/>
      <number:text>    </number:text>
    </number:number-style>
    <number:number-style style:name="N179P2" style:volatile="true">
      <number:text> -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€ </number:text>
    </number:number-style>
    <number:number-style style:name="N183P1" style:volatile="true">
      <number:text>-</number:text>
      <number:number number:decimal-places="2" number:min-integer-digits="1" number:grouping="true"/>
      <number:text> € </number:text>
    </number:number-style>
    <number:number-style style:name="N183P2" style:volatile="true">
      <number:text> -</number:text>
      <number:number number:decimal-places="0" number:min-integer-digits="0"/>
      <number:text> €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</number:text>
    </number:number-style>
    <number:number-style style:name="N187P1" style:volatile="true">
      <number:text>-</number:text>
      <number:number number:decimal-places="2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$</number:text>
      <number:number number:decimal-places="0" number:min-integer-digits="1" number:grouping="true"/>
      <number:text> </number:text>
    </number:number-style>
    <number:number-style style:name="N197P1" style:volatile="true">
      <number:text> $(</number:text>
      <number:number number:decimal-places="0" number:min-integer-digits="1" number:grouping="true"/>
      <number:text>)</number:text>
    </number:number-style>
    <number:number-style style:name="N197P2" style:volatile="true">
      <number:text> $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$</number:text>
      <number:number number: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number:number-style style:name="N210P0" style:volatile="true">
      <number:text>€ </number:text>
      <number:number number:decimal-places="0" number:min-integer-digits="1" number:grouping="true"/>
      <number:text> </number:text>
    </number:number-style>
    <number:number-style style:name="N210">
      <number:text>(€ </number:text>
      <number:number number:decimal-places="0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€ </number:text>
      <number:number number:decimal-places="0" number:min-integer-digits="1" number:grouping="true"/>
      <number:text> </number:text>
    </number:number-style>
    <number:number-style style:name="N211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€ </number:text>
      <number:number number:decimal-places="2" number:min-integer-digits="1" number:grouping="true"/>
      <number:text> </number:text>
    </number:number-style>
    <number:number-style style:name="N212">
      <number:text>(€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3P0" style:volatile="true">
      <number:text>€ </number:text>
      <number:number number:decimal-places="2" number:min-integer-digits="1" number:grouping="true"/>
      <number:text> </number:text>
    </number:number-style>
    <number:number-style style:name="N21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 </number:text>
      <number:number number:decimal-places="0" number:min-integer-digits="1" number:grouping="true"/>
      <number:text> </number:text>
    </number:number-style>
    <number:number-style style:name="N214P1" style:volatile="true">
      <number:text> (</number:text>
      <number:number number:decimal-places="0" number:min-integer-digits="1" number:grouping="true"/>
      <number:text>)</number:text>
    </number:number-style>
    <number:number-style style:name="N214P2" style:volatile="true">
      <number:text> -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€ </number:text>
      <number:number number:decimal-places="0" number:min-integer-digits="1" number:grouping="true"/>
      <number:text> </number:text>
    </number:number-style>
    <number:number-style style:name="N215P1" style:volatile="true">
      <number:text> € (</number:text>
      <number:number number:decimal-places="0" number:min-integer-digits="1" number:grouping="true"/>
      <number:text>)</number:text>
    </number:number-style>
    <number:number-style style:name="N215P2" style:volatile="true">
      <number:text> € 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number number:decimal-places="2" number:min-integer-digits="1" number:grouping="true"/>
      <number:text> </number:text>
    </number:number-style>
    <number:number-style style:name="N216P1" style:volatile="true">
      <number:text> (</number:text>
      <number:number number:decimal-places="2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€ </number:text>
      <number:number number:decimal-places="2" number:min-integer-digits="1" number:grouping="true"/>
      <number:text> </number:text>
    </number:number-style>
    <number:number-style style:name="N217P1" style:volatile="true">
      <number:text> € (</number:text>
      <number:number number:decimal-places="2" number:min-integer-digits="1" number:grouping="true"/>
      <number:text>)</number:text>
    </number:number-style>
    <number:number-style style:name="N217P2" style:volatile="true">
      <number:text> € 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">
      <number:scientific-number number:decimal-places="1" number:min-integer-digits="3" number:min-exponent-digits="1"/>
    </number:number-style>
    <number:number-style style:name="N219P0" style:volatile="true">
      <number:text>€ </number:text>
      <number:number number:decimal-places="0" number:min-integer-digits="1" number:grouping="true"/>
      <number:text> </number:text>
    </number:number-style>
    <number:number-style style:name="N219">
      <number:text>€ </number:text>
      <number:number number:decimal-places="0" number:min-integer-digits="1" number:grouping="true"/>
      <number:text>-</number:text>
      <style:map style:condition="value()&gt;=0" style:apply-style-name="N219P0"/>
    </number:number-style>
    <number:number-style style:name="N220P0" style:volatile="true">
      <number:text>€ </number:text>
      <number:number number:decimal-places="0" number:min-integer-digits="1" number:grouping="true"/>
      <number:text> </number:text>
    </number:number-style>
    <number:number-style style:name="N2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220P0"/>
    </number:number-style>
    <number:number-style style:name="N221P0" style:volatile="true">
      <number:text>€ </number:text>
      <number:number number:decimal-places="2" number:min-integer-digits="1" number:grouping="true"/>
      <number:text> </number:text>
    </number:number-style>
    <number:number-style style:name="N221">
      <number:text>€ </number:text>
      <number:number number:decimal-places="2" number:min-integer-digits="1" number:grouping="true"/>
      <number:text>-</number:text>
      <style:map style:condition="value()&gt;=0" style:apply-style-name="N221P0"/>
    </number:number-style>
    <number:number-style style:name="N222P0" style:volatile="true">
      <number:text>€ </number:text>
      <number:number number:decimal-places="2" number:min-integer-digits="1" number:grouping="true"/>
      <number:text> </number:text>
    </number:number-style>
    <number:number-style style:name="N22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222P0"/>
    </number:number-style>
    <number:number-style style:name="N223P0" style:volatile="true">
      <number:text> € </number:text>
      <number:number number:decimal-places="0" number:min-integer-digits="1" number:grouping="true"/>
      <number:text> </number:text>
    </number:number-style>
    <number:number-style style:name="N223P1" style:volatile="true">
      <number:text> € </number:text>
      <number:number number:decimal-places="0" number:min-integer-digits="1" number:grouping="true"/>
      <number:text>-</number:text>
    </number:number-style>
    <number:number-style style:name="N223P2" style:volatile="true">
      <number:text> € -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text> </number:text>
      <number:number number:decimal-places="0" number:min-integer-digits="1" number:grouping="true"/>
      <number:text> </number:text>
    </number:number-style>
    <number:number-style style:name="N224P1" style:volatile="true">
      <number:text> </number:text>
      <number:number number:decimal-places="0" number:min-integer-digits="1" number:grouping="true"/>
      <number:text>-</number:text>
    </number:number-style>
    <number:number-style style:name="N224P2" style:volatile="true">
      <number:text> -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text> € </number:text>
      <number:number number:decimal-places="2" number:min-integer-digits="1" number:grouping="true"/>
      <number:text> </number:text>
    </number:number-style>
    <number:number-style style:name="N225P1" style:volatile="true">
      <number:text> € </number:text>
      <number:number number:decimal-places="2" number:min-integer-digits="1" number:grouping="true"/>
      <number:text>-</number:text>
    </number:number-style>
    <number:number-style style:name="N225P2" style:volatile="true">
      <number:text> € -</number:text>
      <number:number number:decimal-places="0" number:min-integer-digits="0"/>
      <number:text>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text> </number:text>
      <number:number number:decimal-places="2" number:min-integer-digits="1" number:grouping="true"/>
      <number:text> </number:text>
    </number:number-style>
    <number:number-style style:name="N226P1" style:volatile="true">
      <number:text> </number:text>
      <number:number number:decimal-places="2" number:min-integer-digits="1" number:grouping="true"/>
      <number:text>-</number:text>
    </number:number-style>
    <number:number-style style:name="N226P2" style:volatile="true">
      <number:text> -</number:text>
      <number:number number:decimal-places="0" number:min-integer-digits="0"/>
      <number:text>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text>€</number:text>
      <number:number number:decimal-places="0" number:min-integer-digits="1" number:grouping="true"/>
      <number:text> </number:text>
    </number:number-style>
    <number:number-style style:name="N227">
      <number:text>(€</number:text>
      <number:number number:decimal-places="0" number:min-integer-digits="1" number:grouping="true"/>
      <number:text>)</number:text>
      <style:map style:condition="value()&gt;=0" style:apply-style-name="N227P0"/>
    </number:number-style>
    <number:number-style style:name="N228P0" style:volatile="true">
      <number:text>€</number:text>
      <number:number number:decimal-places="0" number:min-integer-digits="1" number:grouping="true"/>
      <number:text> </number:text>
    </number:number-style>
    <number:number-style style:name="N22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28P0"/>
    </number:number-style>
    <number:number-style style:name="N229P0" style:volatile="true">
      <number:text>€</number:text>
      <number:number number:decimal-places="2" number:min-integer-digits="1" number:grouping="true"/>
      <number:text> </number:text>
    </number:number-style>
    <number:number-style style:name="N229">
      <number:text>(€</number:text>
      <number:number number:decimal-places="2" number:min-integer-digits="1" number:grouping="true"/>
      <number:text>)</number:text>
      <style:map style:condition="value()&gt;=0" style:apply-style-name="N229P0"/>
    </number:number-style>
    <number:number-style style:name="N230P0" style:volatile="true">
      <number:text>€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30P0"/>
    </number:number-style>
    <number:number-style style:name="N231P0" style:volatile="true">
      <number:text> €</number:text>
      <number:number number:decimal-places="0" number:min-integer-digits="1" number:grouping="true"/>
      <number:text> </number:text>
    </number:number-style>
    <number:number-style style:name="N231P1" style:volatile="true">
      <number:text> €(</number:text>
      <number:number number:decimal-places="0" number:min-integer-digits="1" number:grouping="true"/>
      <number:text>)</number:text>
    </number:number-style>
    <number:number-style style:name="N231P2" style:volatile="true">
      <number:text> €-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number:text> €</number:text>
      <number:number number:decimal-places="2" number:min-integer-digits="1" number:grouping="true"/>
      <number:text> </number:text>
    </number:number-style>
    <number:number-style style:name="N232P1" style:volatile="true">
      <number:text> €(</number:text>
      <number:number number:decimal-places="2" number:min-integer-digits="1" number:grouping="true"/>
      <number:text>)</number:text>
    </number:number-style>
    <number:number-style style:name="N232P2" style:volatile="true">
      <number:text> €-</number:text>
      <number:number number:decimal-places="0" number:min-integer-digits="0"/>
      <number:text>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0" number:min-integer-digits="1" number:grouping="true"/>
      <number:text> €</number:text>
    </number:number-style>
    <number:number-style style:name="N233">
      <number:text>-</number:text>
      <number:number number:decimal-places="0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0" number:min-integer-digits="1" number:grouping="true"/>
      <number:text> €</number:text>
    </number:number-style>
    <number:number-style style:name="N23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34P0"/>
    </number:number-style>
    <number:number-style style:name="N235P0" style:volatile="true">
      <number:number number:decimal-places="2" number:min-integer-digits="1" number:grouping="true"/>
      <number:text> €</number:text>
    </number:number-style>
    <number:number-style style:name="N235">
      <number:text>-</number:text>
      <number:number number:decimal-places="2" number:min-integer-digits="1" number:grouping="true"/>
      <number:text> €</number:text>
      <style:map style:condition="value()&gt;=0" style:apply-style-name="N235P0"/>
    </number:number-style>
    <number:number-style style:name="N236P0" style:volatile="true">
      <number:number number:decimal-places="2" number:min-integer-digits="1" number:grouping="true"/>
      <number:text> €</number:text>
    </number:number-style>
    <number:number-style style:name="N23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36P0"/>
    </number:number-style>
    <number:number-style style:name="N237P0" style:volatile="true">
      <number:text> </number:text>
      <number:number number:decimal-places="0" number:min-integer-digits="1" number:grouping="true"/>
      <number:text> € </number:text>
    </number:number-style>
    <number:number-style style:name="N237P1" style:volatile="true">
      <number:text>-</number:text>
      <number:number number:decimal-places="0" number:min-integer-digits="1" number:grouping="true"/>
      <number:text> € </number:text>
    </number:number-style>
    <number:number-style style:name="N237P2" style:volatile="true">
      <number:text> - €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text> </number:text>
      <number:number number:decimal-places="0" number:min-integer-digits="1" number:grouping="true"/>
      <number:text>    </number:text>
    </number:number-style>
    <number:number-style style:name="N238P1" style:volatile="true">
      <number:text>-</number:text>
      <number:number number:decimal-places="0" number:min-integer-digits="1" number:grouping="true"/>
      <number:text>    </number:text>
    </number:number-style>
    <number:number-style style:name="N238P2" style:volatile="true">
      <number:text> -   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P0" style:volatile="true">
      <number:text> </number:text>
      <number:number number:decimal-places="2" number:min-integer-digits="1" number:grouping="true"/>
      <number:text> € </number:text>
    </number:number-style>
    <number:number-style style:name="N239P1" style:volatile="true">
      <number:text>-</number:text>
      <number:number number:decimal-places="2" number:min-integer-digits="1" number:grouping="true"/>
      <number:text> € </number:text>
    </number:number-style>
    <number:number-style style:name="N239P2" style:volatile="true">
      <number:text> -</number:text>
      <number:number number:decimal-places="0" number:min-integer-digits="0"/>
      <number:text> €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number:text> </number:text>
      <number:number number: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integer-digits="1" number:grouping="true"/>
      <number:text>    </number:text>
    </number:number-style>
    <number:number-style style:name="N240P2" style:volatile="true">
      <number:text> -</number:text>
      <number:number number:decimal-places="0" number:min-integer-digits="0"/>
      <number:text>   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P0" style:volatile="true">
      <number:text>$</number:text>
      <number:number number:decimal-places="0" number:min-integer-digits="1" number:grouping="true"/>
      <number:text> </number:text>
    </number:number-style>
    <number:number-style style:name="N241">
      <number:text>($</number:text>
      <number:number number:decimal-places="0" number:min-integer-digits="1" number:grouping="true"/>
      <number:text>)</number:text>
      <style:map style:condition="value()&gt;=0" style:apply-style-name="N241P0"/>
    </number:number-style>
    <number:number-style style:name="N242P0" style:volatile="true">
      <number:text>$</number:text>
      <number:number number:decimal-places="0" number:min-integer-digits="1" number:grouping="true"/>
      <number:text> </number:text>
    </number:number-style>
    <number:number-style style:name="N2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integer-digits="1" number:grouping="true"/>
      <number:text> </number:text>
    </number:number-style>
    <number:number-style style:name="N243">
      <number:text>($</number:text>
      <number:number number:decimal-places="2" number:min-integer-digits="1" number:grouping="true"/>
      <number:text>)</number:text>
      <style:map style:condition="value()&gt;=0" style:apply-style-name="N243P0"/>
    </number:number-style>
    <number:number-style style:name="N244P0" style:volatile="true">
      <number:text>$</number:text>
      <number:number number:decimal-places="2" number:min-integer-digits="1" number:grouping="true"/>
      <number:text> </number:text>
    </number:number-style>
    <number:number-style style:name="N2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44P0"/>
    </number:number-style>
    <number:number-style style:name="N245P0" style:volatile="true">
      <number:text> $</number:text>
      <number:number number:decimal-places="0" number:min-integer-digits="1" number:grouping="true"/>
      <number:text> </number:text>
    </number:number-style>
    <number:number-style style:name="N245P1" style:volatile="true">
      <number:text> $(</number:text>
      <number:number number:decimal-places="0" number:min-integer-digits="1" number:grouping="true"/>
      <number:text>)</number:text>
    </number:number-style>
    <number:number-style style:name="N245P2" style:volatile="true">
      <number:text> $-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 $</number:text>
      <number:number number:decimal-places="2" number:min-integer-digits="1" number:grouping="true"/>
      <number:text> </number:text>
    </number:number-style>
    <number:number-style style:name="N246P1" style:volatile="true">
      <number:text> $(</number:text>
      <number:number number:decimal-places="2" number:min-integer-digits="1" number:grouping="true"/>
      <number:text>)</number:text>
    </number:number-style>
    <number:number-style style:name="N246P2" style:volatile="true">
      <number:text> $-</number:text>
      <number:number number:decimal-places="0" number:min-integer-digits="0"/>
      <number:text>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number:text>Yes</number:text>
    </number:number-style>
    <number:number-style style:name="N247P1" style:volatile="true">
      <number:text>Yes</number:text>
    </number:number-style>
    <number:number-style style:name="N247">
      <number:text>No</number:text>
      <style:map style:condition="value()&gt;0" style:apply-style-name="N247P0"/>
      <style:map style:condition="value()&lt;0" style:apply-style-name="N247P1"/>
    </number:number-style>
    <number:number-style style:name="N248P0" style:volatile="true">
      <number:text>True</number:text>
    </number:number-style>
    <number:number-style style:name="N248P1" style:volatile="true">
      <number:text>True</number:text>
    </number:number-style>
    <number:number-style style:name="N248">
      <number:text>False</number:text>
      <style:map style:condition="value()&gt;0" style:apply-style-name="N248P0"/>
      <style:map style:condition="value()&lt;0" style:apply-style-name="N248P1"/>
    </number:number-style>
    <number:number-style style:name="N249P0" style:volatile="true">
      <number:text>On</number:text>
    </number:number-style>
    <number:number-style style:name="N249P1" style:volatile="true">
      <number:text>On</number:text>
    </number:number-style>
    <number:number-style style:name="N249">
      <number:text>Off</number:text>
      <style:map style:condition="value()&gt;0" style:apply-style-name="N249P0"/>
      <style:map style:condition="value()&lt;0" style:apply-style-name="N249P1"/>
    </number:number-style>
    <number:currency-style style:name="N2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50P0"/>
    </number:currency-style>
    <style:style style:name="Default" style:family="table-cell">
      <style:table-cell-properties fo:padding="0.071cm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dd080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4600a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CondFormat_5f_2_5f_1_5f_1" style:display-name="Excel_CondFormat_2_1_1" style:family="table-cell" style:parent-style-name="Default">
      <style:table-cell-properties fo:background-color="#a50604"/>
    </style:style>
    <style:style style:name="Excel_5f_CondFormat_5f_3_5f_1_5f_1" style:display-name="Excel_CondFormat_3_1_1" style:family="table-cell" style:parent-style-name="Default">
      <style:table-cell-properties fo:background-color="#a50604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0">10/06/2012</text:date>, <text:time>22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AMES" style:display-name="PageStyle_N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RIPTIONS" style:display-name="PageStyle_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GGESTIONS" style:display-name="PageStyle_SUGGES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PANEL" style:display-name="PageStyle_TOOLPAN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ille" style:display-name="PageStyle_brai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ol_20_panel" style:display-name="PageStyle_tool pane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sb</meta:initial-creator>
    <meta:creation-date>1996-10-15T00:33:28</meta:creation-date>
    <dc:creator>Bert Frees</dc:creator>
    <dc:date>2012-06-10T22:40:57</dc:date>
    <meta:generator>LibreOffice/3.4$Unix LibreOffice_project/340m1$Build-302</meta:generator>
    <meta:editing-duration>PT9M29S</meta:editing-duration>
    <meta:editing-cycles>3</meta:editing-cycles>
    <meta:document-statistic meta:table-count="1" meta:cell-count="91" meta:object-count="0"/>
  </office:meta>
</office:document-meta>
</file>